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4" style:family="paragraph" style:parent-style-name="Standard">
      <style:text-properties officeooo:rsid="001e6b11" officeooo:paragraph-rsid="001e6b11"/>
    </style:style>
    <style:style style:name="P15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6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63d20" officeooo:paragraph-rsid="002d28a7" style:font-weight-asian="bold" style:font-weight-complex="bold"/>
    </style:style>
    <style:style style:name="P24" style:family="paragraph" style:parent-style-name="Standard">
      <style:text-properties officeooo:paragraph-rsid="001f0c01"/>
    </style:style>
    <style:style style:name="P25" style:family="paragraph" style:parent-style-name="Standard">
      <style:text-properties officeooo:paragraph-rsid="0024ed05"/>
    </style:style>
    <style:style style:name="P26" style:family="paragraph" style:parent-style-name="Standard">
      <style:text-properties officeooo:paragraph-rsid="002ad77c"/>
    </style:style>
    <style:style style:name="P27" style:family="paragraph" style:parent-style-name="Standard">
      <style:text-properties officeooo:paragraph-rsid="002bd295"/>
    </style:style>
    <style:style style:name="P28" style:family="paragraph" style:parent-style-name="Standard">
      <style:text-properties officeooo:paragraph-rsid="002d28a7"/>
    </style:style>
    <style:style style:name="P29" style:family="paragraph" style:parent-style-name="Standard">
      <style:text-properties officeooo:paragraph-rsid="002fc9da"/>
    </style:style>
    <style:style style:name="P30" style:family="paragraph" style:parent-style-name="Standard">
      <style:text-properties officeooo:rsid="00303840" officeooo:paragraph-rsid="00303840"/>
    </style:style>
    <style:style style:name="P31" style:family="paragraph" style:parent-style-name="Standard">
      <style:text-properties officeooo:paragraph-rsid="00303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officeooo:rsid="0014b053"/>
    </style:style>
    <style:style style:name="T27" style:family="text">
      <style:text-properties style:text-underline-style="none" officeooo:rsid="00163d20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63d20" style:font-weight-asian="normal" style:font-weight-complex="normal"/>
    </style:style>
    <style:style style:name="T30" style:family="text">
      <style:text-properties style:text-underline-style="none" fo:font-weight="normal" officeooo:rsid="001f0c01" style:font-weight-asian="normal" style:font-weight-complex="normal"/>
    </style:style>
    <style:style style:name="T31" style:family="text">
      <style:text-properties style:text-underline-style="none" fo:font-weight="normal" officeooo:rsid="0024ed05" style:font-weight-asian="normal" style:font-weight-complex="normal"/>
    </style:style>
    <style:style style:name="T32" style:family="text">
      <style:text-properties style:text-underline-style="none" fo:font-weight="normal" officeooo:rsid="002ad77c" style:font-weight-asian="normal" style:font-weight-complex="normal"/>
    </style:style>
    <style:style style:name="T33" style:family="text">
      <style:text-properties style:text-underline-style="none" fo:font-weight="normal" officeooo:rsid="002bd295" style:font-weight-asian="normal" style:font-weight-complex="normal"/>
    </style:style>
    <style:style style:name="T34" style:family="text">
      <style:text-properties style:text-underline-style="none" fo:font-weight="normal" officeooo:rsid="002d28a7" style:font-weight-asian="normal" style:font-weight-complex="normal"/>
    </style:style>
    <style:style style:name="T35" style:family="text">
      <style:text-properties style:text-underline-style="none" style:font-weight-asian="normal" style:font-weight-complex="normal"/>
    </style:style>
    <style:style style:name="T3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3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3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style:font-weight-asian="normal" style:font-weight-complex="normal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d28a7" style:font-weight-asian="normal" style:font-weight-complex="normal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eb274" style:font-weight-asian="normal" style:font-weight-complex="normal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fc9da" style:font-weight-asian="normal" style:font-weight-complex="normal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3840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47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48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49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50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51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52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style:font-weight-asian="normal" style:font-weight-complex="normal"/>
    </style:style>
    <style:style style:name="T5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4" style:family="text">
      <style:text-properties fo:font-variant="normal" fo:text-transform="none" fo:color="#9cdcfe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5" style:family="text">
      <style:text-properties fo:font-variant="normal" fo:text-transform="none" fo:color="#9cdcfe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56" style:family="text">
      <style:text-properties fo:font-variant="normal" fo:text-transform="none" fo:color="#ce9178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7" style:family="text">
      <style:text-properties fo:font-variant="normal" fo:text-transform="none" fo:color="#ce9178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58" style:family="text">
      <style:text-properties fo:font-variant="normal" fo:text-transform="none" fo:color="#cccccc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9" style:family="text">
      <style:text-properties fo:font-variant="normal" fo:text-transform="none" fo:color="#cccccc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60" style:family="text">
      <style:text-properties fo:color="#9cdcfe" loext:opacity="100%"/>
    </style:style>
    <style:style style:name="T61" style:family="text">
      <style:text-properties fo:color="#9cdcfe" loext:opacity="100%" style:font-weight-asian="normal" style:font-weight-complex="normal"/>
    </style:style>
    <style:style style:name="T62" style:family="text">
      <style:text-properties fo:color="#9cdcfe" loext:opacity="100%" fo:background-color="#000000" loext:char-shading-value="0" style:font-weight-asian="normal" style:font-weight-complex="normal"/>
    </style:style>
    <style:style style:name="T63" style:family="text">
      <style:text-properties fo:color="#9cdcfe" loext:opacity="100%" style:text-underline-style="none" style:font-weight-asian="normal" style:font-weight-complex="normal"/>
    </style:style>
    <style:style style:name="T64" style:family="text">
      <style:text-properties fo:color="#ce9178" loext:opacity="100%"/>
    </style:style>
    <style:style style:name="T65" style:family="text">
      <style:text-properties fo:color="#d7ba7d" loext:opacity="100%"/>
    </style:style>
    <style:style style:name="T66" style:family="text">
      <style:text-properties fo:background-color="#000000" loext:char-shading-value="0" style:font-weight-asian="normal" style:font-weight-complex="normal"/>
    </style:style>
    <style:style style:name="T67" style:family="text">
      <style:text-properties fo:color="#569cd6" loext:opacity="100%"/>
    </style:style>
    <style:style style:name="T68" style:family="text">
      <style:text-properties officeooo:rsid="001f0c01"/>
    </style:style>
    <style:style style:name="T69" style:family="text">
      <style:text-properties officeooo:rsid="0022bb93"/>
    </style:style>
    <style:style style:name="T70" style:family="text">
      <style:text-properties officeooo:rsid="002318c3"/>
    </style:style>
    <style:style style:name="T71" style:family="text">
      <style:text-properties officeooo:rsid="0011d0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6">npm </text:span><text:span text:style-name="T37">i</text:span><text:span text:style-name="T36"> bcrypt</text:span></text:p>
      <text:p text:style-name="P5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6">npm </text:span><text:span text:style-name="T37">i</text:span><text:span text:style-name="T36"> body-parser</text:span></text:p>
      <text:p text:style-name="P6"><text:span text:style-name="T18">express</text:span><text:span text:style-name="T26"> - </text:span><text:a xlink:type="simple" xlink:href="https://www.npmjs.com/package/express" text:style-name="Internet_20_link" text:visited-style-name="Visited_20_Internet_20_Link">https://www.npmjs.com/package/express</text:a><text:span text:style-name="T26"> - </text:span><text:span text:style-name="T36">npm </text:span><text:span text:style-name="T38">i </text:span><text:span text:style-name="T36">express</text:span></text:p>
      <text:p text:style-name="P6"><text:span text:style-name="T18">mongoose</text:span><text:span text:style-name="T26"> - </text:span><text:a xlink:type="simple" xlink:href="https://www.npmjs.com/package/mongoose" text:style-name="Internet_20_link" text:visited-style-name="Visited_20_Internet_20_Link">https://www.npmjs.com/package/mongoose</text:a><text:span text:style-name="T26"> - </text:span><text:span text:style-name="T36">npm </text:span><text:span text:style-name="T38">i</text:span><text:span text:style-name="T36"> mongoose</text:span></text:p>
      <text:p text:style-name="P6"><text:span text:style-name="T18">jsonwebtoken</text:span><text:span text:style-name="T26"> - </text:span><text:a xlink:type="simple" xlink:href="https://www.npmjs.com/package/jsonwebtoken" text:style-name="Internet_20_link" text:visited-style-name="Visited_20_Internet_20_Link">https://www.npmjs.com/package/jsonwebtoken</text:a><text:span text:style-name="T26"> - </text:span><text:span text:style-name="T36">npm </text:span><text:span text:style-name="T38">i</text:span><text:span text:style-name="T36"> jsonwebtoken</text:span></text:p>
      <text:p text:style-name="P7"><text:span text:style-name="T19">dotenv</text:span><text:span text:style-name="T27"> - </text:span><text:a xlink:type="simple" xlink:href="https://www.npmjs.com/package/dotenv" text:style-name="Internet_20_link" text:visited-style-name="Visited_20_Internet_20_Link">https://www.npmjs.com/package/dotenv</text:a><text:span text:style-name="T27"> - </text:span><text:span text:style-name="T36">npm </text:span><text:span text:style-name="T39">i</text:span><text:span text:style-name="T36"> dotenv</text:span></text:p>
      <text:p text:style-name="P7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45">npm </text:span><text:span text:style-name="T46">i</text:span><text:span text:style-name="T45"> concurrently</text:span></text:p>
      <text:p text:style-name="P24"><text:span text:style-name="T21">nodemon</text:span><text:span text:style-name="T30"> - </text:span><text:a xlink:type="simple" xlink:href="https://www.npmjs.com/package/nodemon" text:style-name="Internet_20_link" text:visited-style-name="Visited_20_Internet_20_Link">https://www.npmjs.com/package/nodemon</text:a><text:span text:style-name="T30"> - </text:span><text:span text:style-name="T47">npm </text:span><text:span text:style-name="T48">i</text:span><text:span text:style-name="T47"> nodemon</text:span></text:p>
      <text:p text:style-name="P25"><text:span text:style-name="T22">validator</text:span><text:span text:style-name="T31"> - </text:span><text:a xlink:type="simple" xlink:href="https://www.npmjs.com/package/validator" text:style-name="Internet_20_link" text:visited-style-name="Visited_20_Internet_20_Link">https://www.npmjs.com/package/validator</text:a><text:span text:style-name="T31"> - </text:span><text:span text:style-name="T47">npm </text:span><text:span text:style-name="T49">i</text:span><text:span text:style-name="T47"> validator</text:span></text:p>
      <text:p text:style-name="P26"><text:span text:style-name="T23">express xss sanitizer</text:span><text:span text:style-name="T32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2"> - </text:span><text:span text:style-name="T47">npm </text:span><text:span text:style-name="T50">i</text:span><text:span text:style-name="T47"> express-xss-sanitizer </text:span><text:span text:style-name="T71">(версия: "express-xss-sanitizer": "^1.1.6")</text:span></text:p>
      <text:p text:style-name="P27"><text:span text:style-name="T24">express mongo sanitize</text:span><text:span text:style-name="T33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3"> - </text:span><text:span text:style-name="T47">npm </text:span><text:span text:style-name="T51">i</text:span><text:span text:style-name="T47"> <text:s/>express-mongo-sanitize</text:span></text:p>
      <text:p text:style-name="P28"><text:span text:style-name="T25">http status</text:span><text:span text:style-name="T34"> - </text:span><text:a xlink:type="simple" xlink:href="https://www.npmjs.com/package/http-status" text:style-name="Internet_20_link" text:visited-style-name="Visited_20_Internet_20_Link">https://www.npmjs.com/package/http-status</text:a><text:span text:style-name="T34"> - </text:span><text:span text:style-name="T47">npm </text:span><text:span text:style-name="T52">i</text:span><text:span text:style-name="T47"> http-status</text:span><text:span text:style-name="T41"> </text:span><text:span text:style-name="T71">(версия: "http-status": "^1.7.3")</text:span></text:p>
      <text:p text:style-name="P29"><text:span text:style-name="T25">passport-jwt</text:span><text:span text:style-name="T43"> - </text:span><text:a xlink:type="simple" xlink:href="https://www.npmjs.com/package/passport-jwt" text:style-name="Internet_20_link" text:visited-style-name="Visited_20_Internet_20_Link">https://www.npmjs.com/package/passport-jwt</text:a><text:span text:style-name="T43"> - </text:span><text:span text:style-name="T40">npm </text:span><text:span text:style-name="T43">i</text:span><text:span text:style-name="T40"> passport-jwt</text:span></text:p>
      <text:p text:style-name="P31"><text:span text:style-name="T25">passport</text:span><text:span text:style-name="T44"> - </text:span><text:a xlink:type="simple" xlink:href="https://www.npmjs.com/package/passport" text:style-name="Internet_20_link" text:visited-style-name="Visited_20_Internet_20_Link">https://www.npmjs.com/package/passport</text:a><text:span text:style-name="T44"> - </text:span><text:span text:style-name="T40">npm </text:span><text:span text:style-name="T44">i</text:span><text:span text:style-name="T40"> passport</text:span></text:p>
      <text:p text:style-name="P30"><text:span text:style-name="T40"/></text:p>
      <text:p text:style-name="P23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5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6">В файл package.json променяме script така:</text:p>
      <text:p text:style-name="P9"><text:span text:style-name="T7"/></text:p>
      <text:p text:style-name="P12"><text:span text:style-name="T61">"</text:span><text:span text:style-name="T62">scripts"</text:span><text:span text:style-name="T66">: {</text:span></text:p>
      <text:p text:style-name="P13"><text:span text:style-name="T60"><text:tab/>"start"</text:span>: <text:span text:style-name="T64">"node server/server.js"</text:span>,</text:p>
      <text:p text:style-name="P13"><text:span text:style-name="T60"><text:tab/>"server"</text:span>: <text:span text:style-name="T64">"nodemon server/server.js"</text:span>,</text:p>
      <text:p text:style-name="P13"><text:span text:style-name="T60"><text:tab/>"client"</text:span>: <text:span text:style-name="T64">"npm run dev --prefix frontend"</text:span>,</text:p>
      <text:p text:style-name="P13"><text:span text:style-name="T60"><text:tab/>"dev"</text:span>: <text:span text:style-name="T64">"concurrently </text:span><text:span text:style-name="T65">\"</text:span><text:span text:style-name="T64">npm run server</text:span><text:span text:style-name="T65">\"</text:span><text:span text:style-name="T64"> </text:span><text:span text:style-name="T65">\"</text:span><text:span text:style-name="T64">npm run client</text:span><text:span text:style-name="T65">\"</text:span><text:span text:style-name="T64">"</text:span>,</text:p>
      <text:p text:style-name="P13"><text:span text:style-name="T60"><text:tab/>"test"</text:span>: <text:span text:style-name="T64">"echo </text:span><text:span text:style-name="T65">\"</text:span><text:span text:style-name="T64">Error: no test specified</text:span><text:span text:style-name="T65">\"</text:span><text:span text:style-name="T64"> &amp;&amp; exit 1"</text:span></text:p>
      <text:p text:style-name="P13">},</text:p>
      <text:p text:style-name="P9"><text:span text:style-name="T7"/></text:p>
      <text:p text:style-name="P9"><text:span text:style-name="T7">и инсталираме </text:span><text:span text:style-name="T19">concurrently</text:span><text:span text:style-name="T29">. </text:span></text:p>
      <text:p text:style-name="P14"><text:span text:style-name="T29">В </text:span><text:span text:style-name="T16">vite.config.js</text:span><text:span text:style-name="T28"> добавяме</text:span></text:p>
      <text:p text:style-name="P11"><text:span text:style-name="T63">server:</text:span><text:span text:style-name="T35"> {</text:span></text:p>
      <text:p text:style-name="P10"><text:span text:style-name="T60"><text:tab/>proxy:</text:span> {</text:p>
      <text:p text:style-name="P10"><text:span text:style-name="T64"><text:tab/><text:tab/>'/api'</text:span><text:span text:style-name="T60">:</text:span> {</text:p>
      <text:p text:style-name="P10"><text:span text:style-name="T60"><text:tab/><text:tab/><text:tab/>target:</text:span> <text:span text:style-name="T64">'http://127.0.0.1:3001'</text:span>,</text:p>
      <text:p text:style-name="P10"><text:span text:style-name="T60"><text:tab/><text:tab/><text:tab/>changeOrigin:</text:span> <text:span text:style-name="T67">true</text:span>,</text:p>
      <text:p text:style-name="P10"><text:span text:style-name="T60"><text:tab/><text:tab/><text:tab/>secure:</text:span> <text:span text:style-name="T67">false</text:span></text:p>
      <text:p text:style-name="P10"><text:tab/><text:tab/>}</text:p>
      <text:p text:style-name="P10"><text:tab/>}</text:p>
      <text:p text:style-name="P10">}</text:p>
      <text:p text:style-name="P14"><text:span text:style-name="T28"/></text:p>
      <text:p text:style-name="P17"><text:soft-page-break/>Това е само за девелъпмент цели.</text:p>
      <text:p text:style-name="P17">Инсталиране на <text:span text:style-name="T6">nodemon </text:span><text:span text:style-name="T68">с команда </text:span><text:span text:style-name="T6">npm i nodemon</text:span><text:span text:style-name="T68">.</text:span></text:p>
      <text:p text:style-name="P17"/>
      <text:p text:style-name="P19">CONNECTING TO DB</text:p>
      <text:p text:style-name="P19"><text:span text:style-name="T7">Създаваме файл</text:span> .<text:span text:style-name="T69">env </text:span><text:span text:style-name="T12">къде записваме всички пароли. </text:span><text:span text:style-name="T13">Сега се нуждаем от </text:span><text:span text:style-name="T70">models</text:span><text:span text:style-name="T13"> </text:span></text:p>
      <text:p text:style-name="P19"><text:span text:style-name="T13"/></text:p>
      <text:p text:style-name="P20"><text:span text:style-name="T70">U</text:span>SER MODEL</text:p>
      <text:p text:style-name="P21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1"><text:span text:style-name="T14"/></text:p>
      <text:p text:style-name="P22">CREATING ROUTES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5T09:34:03.504406908</dc:date>
    <meta:editing-duration>P2DT12H53M20S</meta:editing-duration>
    <meta:editing-cycles>26</meta:editing-cycles>
    <meta:generator>LibreOffice/24.2.7.2$Linux_X86_64 LibreOffice_project/420$Build-2</meta:generator>
    <meta:document-statistic meta:table-count="0" meta:image-count="0" meta:object-count="0" meta:page-count="2" meta:paragraph-count="46" meta:word-count="295" meta:character-count="2421" meta:non-whitespace-character-count="2149"/>
  </office:meta>
</office:document-meta>
</file>